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7.59cm" table:align="margins"/>
    </style:style>
    <style:style style:name="rststyle-table-0.A" style:family="table-column">
      <style:table-column-properties style:column-width="5.863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7.59cm" table:align="margins" fo:background-color="#00b8ff">
        <style:background-image/>
      </style:table-properties>
    </style:style>
    <style:style style:name="rststyle-table-1.A" style:family="table-column">
      <style:table-column-properties style:column-width="5.863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Table_20_Contents">
      <style:text-properties fo:language="ca" fo:country="ES"/>
    </style:style>
    <style:style style:name="P5" style:family="paragraph" style:parent-style-name="rststyle-textbody">
      <style:text-properties fo:language="ca" fo:country="ES"/>
    </style:style>
    <style:style style:name="P6" style:family="paragraph" style:parent-style-name="rststyle-textbody">
      <style:text-properties officeooo:rsid="001356ec" officeooo:paragraph-rsid="001356ec"/>
    </style:style>
    <style:style style:name="P7" style:family="paragraph" style:parent-style-name="rststyle-textbody">
      <style:text-properties officeooo:rsid="0016d19d" officeooo:paragraph-rsid="0016d19d"/>
    </style:style>
    <style:style style:name="P8" style:family="paragraph" style:parent-style-name="rststyle-textbody">
      <style:text-properties officeooo:paragraph-rsid="0016d19d"/>
    </style:style>
    <style:style style:name="P9" style:family="paragraph" style:parent-style-name="rststyle-textbody">
      <style:text-properties officeooo:rsid="00182a6c" officeooo:paragraph-rsid="00182a6c"/>
    </style:style>
    <style:style style:name="P10" style:family="paragraph" style:parent-style-name="rststyle-textbody">
      <style:text-properties officeooo:rsid="0019455b" officeooo:paragraph-rsid="0019455b"/>
    </style:style>
    <style:style style:name="P11" style:family="paragraph" style:parent-style-name="rststyle-enumitem" style:list-style-name="rststyle-enumlist-arabic">
      <style:text-properties officeooo:rsid="0016d19d"/>
    </style:style>
    <style:style style:name="P12" style:family="paragraph" style:parent-style-name="rststyle-enumitem" style:list-style-name="L1">
      <style:text-properties officeooo:rsid="0019455b" officeooo:paragraph-rsid="0019455b"/>
    </style:style>
    <style:style style:name="P13" style:family="paragraph" style:parent-style-name="rststyle-heading1" style:master-page-name="rststyle-pagedefault">
      <style:paragraph-properties style:page-number="auto"/>
      <style:text-properties fo:color="#ce181e"/>
    </style:style>
    <style:style style:name="T1" style:family="text">
      <style:text-properties officeooo:rsid="001356ec"/>
    </style:style>
    <style:style style:name="T2" style:family="text">
      <style:text-properties officeooo:rsid="0016d19d"/>
    </style:style>
    <style:style style:name="T3" style:family="text">
      <style:text-properties officeooo:rsid="00194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Títol de secció principal</text:h>
      <text:p text:style-name="rststyle-textbody">Estil de text per defecte <text:span text:style-name="T1">que es desplega en més d'una línia de text per poder apreciar la distància de l'interliniat així com la distància al següent paràgraf.</text:span></text:p>
      <text:p text:style-name="P6">Aquest seria el següent paràgraf.</text:p>
      <text:p text:style-name="P3"><text:bookmark-start text:name="__DdeLink__12_786283458"/><text:bookmark-start text:name="__DdeLink__10_786283458"/><text:bookmark-start text:name="__DdeLink__8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P4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P4">Name all table styles with prefix “rststyle-table-”.</text:p>
          </table:table-cell>
          <table:table-cell table:style-name="rststyle-table-0.C1" office:value-type="string">
            <text:p text:style-name="P4"/>
          </table:table-cell>
        </table:table-row>
        <table:table-row>
          <table:table-cell table:style-name="rststyle-table-0.A2" office:value-type="string">
            <text:p text:style-name="P4"/>
          </table:table-cell>
          <table:table-cell table:style-name="rststyle-table-0.A2" office:value-type="string">
            <text:p text:style-name="P4"/>
          </table:table-cell>
          <table:table-cell table:style-name="rststyle-table-0.C2" office:value-type="string">
            <text:p text:style-name="P4"/>
          </table:table-cell>
        </table:table-row>
        <table:table-row>
          <table:table-cell table:style-name="rststyle-table-0.A2" office:value-type="string">
            <text:p text:style-name="P4"/>
          </table:table-cell>
          <table:table-cell table:style-name="rststyle-table-0.A2" office:value-type="string">
            <text:p text:style-name="P4"/>
          </table:table-cell>
          <table:table-cell table:style-name="rststyle-table-0.C2" office:value-type="string">
            <text:p text:style-name="P4"/>
          </table:table-cell>
        </table:table-row>
      </table:table>
      <text:p text:style-name="P3"/>
      <text:p text:style-name="rststyle-textbody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P4"/>
          </table:table-cell>
          <table:table-cell table:style-name="rststyle-table-1.A1" office:value-type="string">
            <text:p text:style-name="P4"/>
          </table:table-cell>
          <table:table-cell table:style-name="rststyle-table-1.C1" office:value-type="string">
            <text:p text:style-name="P4"/>
          </table:table-cell>
        </table:table-row>
        <table:table-row>
          <table:table-cell table:style-name="rststyle-table-1.A2" office:value-type="string">
            <text:p text:style-name="P4"/>
          </table:table-cell>
          <table:table-cell table:style-name="rststyle-table-1.A2" office:value-type="string">
            <text:p text:style-name="P4"/>
          </table:table-cell>
          <table:table-cell table:style-name="rststyle-table-1.C2" office:value-type="string">
            <text:p text:style-name="P4"/>
          </table:table-cell>
        </table:table-row>
        <table:table-row>
          <table:table-cell table:style-name="rststyle-table-1.A2" office:value-type="string">
            <text:p text:style-name="P4"/>
          </table:table-cell>
          <table:table-cell table:style-name="rststyle-table-1.A2" office:value-type="string">
            <text:p text:style-name="P4"/>
          </table:table-cell>
          <table:table-cell table:style-name="rststyle-table-1.C2" office:value-type="string">
            <text:p text:style-name="P4"/>
          </table:table-cell>
        </table:table-row>
      </table:table>
      <text:p text:style-name="P3"/>
      <text:p text:style-name="rststyle-textbody">Text abans</text:p>
      <text:p text:style-name="rststyle-codeblock">Un codi</text:p>
      <text:p text:style-name="rststyle-textbody">Text després</text:p>
      <text:p text:style-name="P3"/>
      <text:p text:style-name="P5">Text abans</text:p>
      <text:p text:style-name="rststyle-horizontalline"/>
      <text:p text:style-name="rststyle-textbody">Text després</text:p>
      <text:p text:style-name="P3"/>
      <text:p text:style-name="P7">Una demo de llistes <text:span text:style-name="T3">amb ordre</text:span></text:p>
      <text:list xml:id="list254205101" text:style-name="rststyle-enumlist-arabic">
        <text:list-item>
          <text:p text:style-name="P11">element 1 de llista numerada</text:p>
        </text:list-item>
        <text:list-item>
          <text:p text:style-name="P11">element 2 de llista numerada</text:p>
        </text:list-item>
      </text:list>
      <text:p text:style-name="P8"/>
      <text:p text:style-name="P10">Una demo de llistes sense ordre</text:p>
      <text:list xml:id="list4209228223" text:style-name="rststyle-bulletlist">
        <text:list-item>
          <text:p text:style-name="rststyle-bulletitem">element 1 de llista no numerada</text:p>
        </text:list-item>
      </text:list>
      <text:list xml:id="list3062962329" text:style-name="L1">
        <text:list-item>
          <text:p text:style-name="P12"><text:span text:style-name="T2">element </text:span>2<text:span text:style-name="T2"> de llista no numerada</text:span></text:p>
        </text:list-item>
      </text:list>
      <text:p text:style-name="P9">Un text amb <text:span text:style-name="rststyle-inlineliteral">codi</text:span> en m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DejaVu Serif" svg:font-family="'DejaVu Serif'" style:font-adornments="Book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margin-top="0.101cm" fo:margin-bottom="0.101cm" loext:contextual-spacing="false"/>
      <style:text-properties fo:font-size="10.5pt" style:font-size-asian="10.5pt" style:font-size-complex="10.5pt"/>
    </style:style>
    <style:style style:name="rststyle-bulletitem" style:family="paragraph" style:parent-style-name="Standard" style:list-style-name="rststyle-bulletlist" style:master-page-name="">
      <style:paragraph-properties fo:margin-top="0.101cm" fo:margin-bottom="0.101cm" loext:contextual-spacing="false" style:page-number="auto" style:shadow="none">
        <style:tab-stops/>
      </style:paragraph-properties>
      <style:text-properties style:font-name="DejaVu Serif" fo:font-family="'DejaVu Serif'" style:font-style-name="Book" style:font-family-generic="roman" style:font-pitch="variable" fo:font-size="10.5pt" fo:language="ca" fo:country="ES" officeooo:rsid="0016d19d" style:font-size-asian="10.5pt" style:font-size-complex="10.5pt"/>
    </style:style>
    <style:style style:name="rststyle-blockindent" style:family="paragraph">
      <style:paragraph-properties fo:margin-left="1cm" fo:margin-right="0cm" fo:margin-top="0cm" fo:margin-bottom="0cm" loext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style:text-properties style:font-name="DejaVu Sans Condensed" fo:font-family="'DejaVu Sans Condensed'" style:font-style-name="Condensed Bold" style:font-family-generic="swiss" style:font-pitch="variable" fo:font-size="14pt" fo:language="ca" fo:country="ES" style:font-size-asian="115%" style:font-size-complex="115%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margin-top="0cm" fo:margin-bottom="0cm" loext:contextual-spacing="false" fo:text-align="start" style:justify-single-word="false" fo:text-indent="0cm" style:auto-text-indent="false"/>
    </style:style>
    <style:style style:name="rststyle-bodyindent" style:family="paragraph" style:parent-style-name="Text_20_body_20_indent">
      <style:paragraph-properties fo:margin-left="1cm" fo:margin-right="0cm" fo:margin-top="0cm" fo:margin-bottom="0cm" loext:contextual-spacing="false" fo:text-indent="0cm" style:auto-text-indent="false"/>
    </style:style>
    <style:style style:name="rststyle-horizontalline" style:family="paragraph" style:parent-style-name="Horizontal_20_Line">
      <style:paragraph-properties fo:margin-left="1.6cm" fo:margin-right="1.6cm" fo:margin-top="0cm" fo:margin-bottom="0.25cm" loext:contextual-spacing="false" fo:text-indent="0cm" style:auto-text-indent="false">
        <style:tab-stops/>
      </style:paragraph-properties>
    </style:style>
    <style:style style:name="rststyle-textbody" style:family="paragraph" style:parent-style-name="Text_20_body">
      <style:paragraph-properties fo:margin-top="0.101cm" fo:margin-bottom="0.101cm" loext:contextual-spacing="false"/>
      <style:text-properties style:font-name="DejaVu Serif" fo:font-family="'DejaVu Serif'" style:font-style-name="Book" style:font-family-generic="roman" style:font-pitch="variable" fo:font-size="10.5pt" fo:language="ca" fo:country="ES"/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 style:master-page-name="">
      <style:paragraph-properties fo:margin-left="0cm" fo:margin-right="0cm" fo:margin-top="0.049cm" fo:margin-bottom="0.15cm" loext:contextual-spacing="false" fo:text-indent="0cm" style:auto-text-indent="false" style:page-number="auto" fo:padding="0.049cm" fo:border="0.06pt solid #000000" style:shadow="#c0c0c0 0.101cm 0.101cm">
        <style:tab-stops/>
      </style:paragraph-properties>
      <style:text-properties style:font-name="DejaVu Sans Mono" fo:font-family="'DejaVu Sans Mono'" style:font-style-name="Book" style:font-family-generic="modern" style:font-pitch="fixed" fo:font-size="8.5pt" fo:language="ca" fo:country="ES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/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/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/>
      <style:text-properties fo:font-style="italic"/>
    </style:style>
    <style:style style:name="rststyle-highlights" style:family="paragraph" style:parent-style-name="rststyle-blockquote"/>
    <style:style style:name="rststyle-blockquote-bulletitem" style:family="paragraph" style:parent-style-name="Standard">
      <style:paragraph-properties fo:margin-left="1.016cm" fo:margin-right="2.032cm" fo:margin-top="0cm" fo:margin-bottom="0cm" loext:contextual-spacing="false" fo:text-indent="0cm" style:auto-text-indent="false"/>
    </style:style>
    <style:style style:name="rststyle-blockquote-enumitem" style:family="paragraph" style:parent-style-name="Standard">
      <style:paragraph-properties fo:margin-left="1.016cm" fo:margin-right="2.032cm" fo:margin-top="0cm" fo:margin-bottom="0cm" loext:contextual-spacing="false" fo:text-indent="0cm" style:auto-text-indent="false"/>
    </style:style>
    <style:style style:name="rststyle-highlights-bullet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highlights-enum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epigraph-bullet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epigraph-enumitem" style:family="paragraph" style:parent-style-name="Standard">
      <style:paragraph-properties fo:margin-left="2cm" fo:margin-right="2cm" fo:margin-top="0cm" fo:margin-bottom="0cm" loext:contextual-spacing="false" fo:text-indent="0cm" style:auto-text-indent="false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margin-top="0cm" fo:margin-bottom="0cm" loext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margin-top="0cm" fo:margin-bottom="0cm" loext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</style:style>
    <style:style style:name="rststyle-deflist-term-2" style:family="paragraph" style:parent-style-name="Text_20_body">
      <style:paragraph-properties fo:margin-left="0.635cm" fo:margin-right="0cm" fo:margin-top="0cm" fo:margin-bottom="0cm" loext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</style:style>
    <style:style style:name="rststyle-deflist-def-3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</style:style>
    <style:style style:name="rststyle-deflist-term-3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margin-top="0cm" fo:margin-bottom="0cm" loext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margin-top="0cm" fo:margin-bottom="0cm" loext:contextual-spacing="false" fo:text-indent="0cm" style:auto-text-indent="false"/>
    </style:style>
    <style:style style:name="rststyle-deflist-def-5" style:family="paragraph" style:parent-style-name="Text_20_body">
      <style:paragraph-properties fo:margin-left="3.175cm" fo:margin-right="0cm" fo:margin-top="0cm" fo:margin-bottom="0cm" loext:contextual-spacing="false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transparent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>0</text:page-number></text:p>
      </style:footer>
    </style:master-page>
    <style:master-page style:name="rststyle-page-top" style:page-layout-name="Mpm4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dkuhlman</meta:initial-creator>
    <meta:creation-date>2006-08-15T13:56:07</meta:creation-date>
    <dc:date>2021-10-13T20:38:51.442561428</dc:date>
    <meta:editing-cycles>132</meta:editing-cycles>
    <meta:editing-duration>P1DT12H55M38S</meta:editing-duration>
    <meta:document-statistic meta:table-count="2" meta:image-count="0" meta:object-count="0" meta:page-count="1" meta:paragraph-count="21" meta:word-count="146" meta:character-count="820" meta:non-whitespace-character-count="694"/>
    <meta:user-defined meta:name="Info 1"/>
    <meta:user-defined meta:name="Info 2"/>
    <meta:user-defined meta:name="Info 3"/>
    <meta:user-defined meta:name="Info 4"/>
  </office:meta>
</office:document-meta>
</file>